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ear M.Ritt,</text:p>
      <text:p text:style-name="Normal">I just receive the order we placed over the phone,<text:s/></text:p>
      <text:p text:style-name="Normal">But<text:s/>I realize there might be a<text:s/>slight problem with it. There are 2 issues in the order that I have to mention, the first one is 1 HP PC is faulty and 1 Dell PC is missing.</text:p>
      <text:p text:style-name="Normal">I hope we could find an arrangement.</text:p>
      <text:p text:style-name="Normal">Best Regards</text:p>
      <text:p text:style-name="Normal">TRAN Florian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En-tête"/>
      </style:header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lorian Tran</meta:initial-creator>
    <dc:creator>Florian Tran</dc:creator>
    <meta:creation-date>2022-04-01T11:38:00Z</meta:creation-date>
    <dc:date>2022-04-01T13:11:00Z</dc:date>
    <meta:template xlink:href="Normal" xlink:type="simple"/>
    <meta:editing-cycles>2</meta:editing-cycles>
    <meta:editing-duration>PT0S</meta:editing-duration>
    <meta:document-statistic meta:page-count="1" meta:paragraph-count="1" meta:word-count="45" meta:character-count="302" meta:row-count="2" meta:non-whitespace-character-count="258"/>
  </office:meta>
</office:document-meta>
</file>